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style:font-name="Liberation Sans" fo:font-size="12pt" officeooo:paragraph-rsid="0012894b" style:font-size-asian="12pt" style:font-size-complex="12pt"/>
    </style:style>
    <style:style style:name="P2" style:family="paragraph" style:parent-style-name="Standard">
      <style:text-properties style:font-name="Liberation Sans" fo:font-size="12pt" officeooo:paragraph-rsid="0012894b" style:font-size-asian="12pt" style:font-size-complex="12pt"/>
    </style:style>
    <style:style style:name="P3" style:family="paragraph" style:parent-style-name="Standard">
      <style:text-properties style:use-window-font-color="true" loext:opacity="0%" style:font-name="Liberation Sans" fo:font-size="12pt" fo:font-weight="normal" officeooo:paragraph-rsid="0012894b" fo:background-color="transparent" style:font-size-asian="12pt" style:font-size-complex="12pt"/>
    </style:style>
    <style:style style:name="P4" style:family="paragraph" style:parent-style-name="Standard">
      <style:text-properties style:use-window-font-color="true" loext:opacity="0%" style:font-name="Liberation Sans" fo:font-size="12pt" fo:font-weight="normal" officeooo:rsid="001fd09f" officeooo:paragraph-rsid="001fd09f" fo:background-color="transparent" style:font-size-asian="12pt" style:font-size-complex="12pt"/>
    </style:style>
    <style:style style:name="P5" style:family="paragraph" style:parent-style-name="Standard">
      <style:text-properties style:use-window-font-color="true" loext:opacity="0%" style:font-name="Liberation Sans" fo:font-size="12pt" fo:font-weight="normal" officeooo:rsid="001fd09f" officeooo:paragraph-rsid="001fd09f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loext:opacity="0%" style:font-name="Liberation Sans" fo:font-size="12pt" fo:font-weight="bold" officeooo:rsid="001fd09f" officeooo:paragraph-rsid="001fd09f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loext:opacity="0%" style:font-name="Liberation Sans" fo:font-size="12pt" fo:font-weight="normal" officeooo:rsid="0022007a" officeooo:paragraph-rsid="0022007a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use-window-font-color="true" loext:opacity="0%" style:font-name="Liberation Sans" fo:font-size="12pt" fo:font-weight="bold" officeooo:rsid="0022007a" officeooo:paragraph-rsid="0022007a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loext:opacity="0%" style:font-name="Liberation Sans" fo:font-size="12pt" fo:font-weight="bold" officeooo:rsid="0018b91e" officeooo:paragraph-rsid="0018b91e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loext:opacity="0%" style:font-name="Liberation Sans" fo:font-size="12pt" fo:font-weight="normal" officeooo:rsid="0018b91e" officeooo:paragraph-rsid="0018b91e" fo:background-color="transparent" style:font-size-asian="12pt" style:font-size-complex="12pt"/>
    </style:style>
    <style:style style:name="P11" style:family="paragraph" style:parent-style-name="Standard">
      <style:text-properties style:use-window-font-color="true" loext:opacity="0%" style:font-name="Liberation Sans" fo:font-size="12pt" fo:font-weight="bold" officeooo:rsid="001b3676" officeooo:paragraph-rsid="001b3676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loext:opacity="0%" style:font-name="Liberation Sans" fo:font-size="12pt" fo:font-weight="normal" officeooo:rsid="0024af4f" officeooo:paragraph-rsid="0024af4f" fo:background-color="transparent" style:font-size-asian="12pt" style:font-size-complex="12pt"/>
    </style:style>
    <style:style style:name="P13" style:family="paragraph" style:parent-style-name="Standard">
      <style:text-properties style:use-window-font-color="true" loext:opacity="0%" style:font-name="Liberation Sans" fo:font-size="12pt" fo:font-weight="bold" officeooo:rsid="0027a8e3" officeooo:paragraph-rsid="0027a8e3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ans" fo:font-weight="normal" officeooo:rsid="0007098e" officeooo:paragraph-rsid="0027a8e3" style:font-weight-asian="normal" style:font-weight-complex="normal"/>
    </style:style>
    <style:style style:name="T1" style:family="text">
      <style:text-properties style:use-window-font-color="true" loext:opacity="0%" fo:font-weight="normal" officeooo:rsid="0012894b" fo:background-color="transparent" loext:char-shading-value="0"/>
    </style:style>
    <style:style style:name="T2" style:family="text">
      <style:text-properties style:use-window-font-color="true" loext:opacity="0%" fo:font-weight="normal" officeooo:rsid="001d7cb5" fo:background-color="transparent" loext:char-shading-value="0"/>
    </style:style>
    <style:style style:name="T3" style:family="text">
      <style:text-properties officeooo:rsid="0012894b"/>
    </style:style>
    <style:style style:name="T4" style:family="text">
      <style:text-properties officeooo:rsid="001d7cb5"/>
    </style:style>
    <style:style style:name="T5" style:family="text">
      <style:text-properties officeooo:rsid="001e1d1b"/>
    </style:style>
    <style:style style:name="T6" style:family="text">
      <style:text-properties officeooo:rsid="0020cdf4"/>
    </style:style>
    <style:style style:name="T7" style:family="text">
      <style:text-properties officeooo:rsid="0027a8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mite </text:span><text:span text:style-name="T2">do topo</text:span><text:span text:style-name="T1">: </text:span><text:span text:style-name="T2">0</text:span></text:p>
      <text:p text:style-name="P2"><text:span text:style-name="T3">Meio: </text:span><text:span text:style-name="T4">altura da imagem / </text:span><text:span text:style-name="T5">2</text:span><text:span text:style-name="T4"> – </text:span><text:span text:style-name="T5">altura da div / 2</text:span><text:span text:style-name="T4"> </text:span></text:p>
      <text:p text:style-name="P2"><text:span text:style-name="T3">Limite </text:span><text:span text:style-name="T4">da base</text:span><text:span text:style-name="T3">: </text:span><text:span text:style-name="T4">altura da imagem - altura da div</text:span></text:p>
      <text:p text:style-name="P3"/>
      <text:p text:style-name="P4">Calculo para organizar os produtos nas três linhas de modo alinhado:</text:p>
      <text:p text:style-name="P5">1) Se a quantidade de produtos for divisvel por 3, cada parte recebe uma quantidade igual de produtos.</text:p>
      <text:p text:style-name="P6"/>
      <text:p text:style-name="P5">2) se o número não for divisível: pegamos a parte inteira da divisão por 3 e multiplicamos por 3. Calculamos a diferença entre esse resultado e o número de produtos. <text:span text:style-name="T6">Distribuímos o primeiro para a parte 1 e o segundo número para a parte 2.</text:span></text:p>
      <text:p text:style-name="P7"/>
      <text:p text:style-name="P7">Exemplo: 26/3 = 8,66; <text:tab/>8*3=24; <text:tab/>26-24 = 2;</text:p>
      <text:p text:style-name="P8"/>
      <text:p text:style-name="P9">Saber se a div filha está centralizada</text:p>
      <text:p text:style-name="P10"/>
      <text:p text:style-name="P10">function isCentered(child, parent, tolerance = 20) {</text:p>
      <text:p text:style-name="P10"><text:s text:c="4"/>const parentRect = parent.getBoundingClientRect();</text:p>
      <text:p text:style-name="P10"><text:s text:c="4"/>const childRect = child.getBoundingClientRect();</text:p>
      <text:p text:style-name="P10"/>
      <text:p text:style-name="P10"><text:s text:c="4"/>// Calcula o centro da div pai</text:p>
      <text:p text:style-name="P10"><text:s text:c="4"/>const parentCenterX = parentRect.left + parentRect.width / 2;</text:p>
      <text:p text:style-name="P10"><text:s text:c="4"/>const parentCenterY = parentRect.top + parentRect.height / 2;</text:p>
      <text:p text:style-name="P10"/>
      <text:p text:style-name="P10"><text:s text:c="4"/>// Calcula o centro da div filha</text:p>
      <text:p text:style-name="P10"><text:s text:c="4"/>const childCenterX = childRect.left + childRect.width / 2;</text:p>
      <text:p text:style-name="P10"><text:s text:c="4"/>const childCenterY = childRect.top + childRect.height / 2;</text:p>
      <text:p text:style-name="P10"/>
      <text:p text:style-name="P10"><text:s text:c="4"/>// Verifica se a div filha está dentro da tolerância do centro da div pai</text:p>
      <text:p text:style-name="P10"><text:s text:c="4"/>const isCenteredX = Math.abs(childCenterX - parentCenterX) &lt;= tolerance;</text:p>
      <text:p text:style-name="P10"><text:s text:c="4"/>const isCenteredY = Math.abs(childCenterY - parentCenterY) &lt;= tolerance;</text:p>
      <text:p text:style-name="P10"/>
      <text:p text:style-name="P10"><text:s text:c="4"/>return isCenteredX &amp;&amp; isCenteredY;</text:p>
      <text:p text:style-name="P10">}</text:p>
      <text:p text:style-name="P10"/>
      <text:p text:style-name="P10">// Exemplo de uso:</text:p>
      <text:p text:style-name="P10">const parentDiv = document.querySelector(".parent");</text:p>
      <text:p text:style-name="P10">const childDiv = document.querySelector(".child");</text:p>
      <text:p text:style-name="P10"/>
      <text:p text:style-name="P10">window.addEventListener("scroll", () =&gt; {</text:p>
      <text:p text:style-name="P10"><text:s text:c="4"/>if (isCentered(childDiv, parentDiv)) {</text:p>
      <text:p text:style-name="P10"><text:s text:c="8"/>console.log("A div filha está centralizada!");</text:p>
      <text:p text:style-name="P10"><text:s text:c="4"/>} else {</text:p>
      <text:p text:style-name="P10"><text:s text:c="8"/>console.log("A div filha NÃO está centralizada.");</text:p>
      <text:p text:style-name="P10"><text:s text:c="4"/>}</text:p>
      <text:p text:style-name="P10">});</text:p>
      <text:p text:style-name="P10"/>
      <text:p text:style-name="P11">Garantir que o DOM carregue</text:p>
      <text:p text:style-name="P10"/>
      <text:p text:style-name="P10">1. Usar DOMContentLoaded</text:p>
      <text:p text:style-name="P10">O evento DOMContentLoaded é disparado quando o HTML da página foi carregado e analisado, sem esperar por folhas de estilo, imagens e subframes.</text:p>
      <text:p text:style-name="P10"><text:soft-page-break/></text:p>
      <text:p text:style-name="P10">document.addEventListener('DOMContentLoaded', function() {</text:p>
      <text:p text:style-name="P10"><text:s text:c="4"/>// Seu código aqui</text:p>
      <text:p text:style-name="P10"><text:s text:c="4"/>console.log('DOM carregado e analisado');</text:p>
      <text:p text:style-name="P10">});</text:p>
      <text:p text:style-name="P10"/>
      <text:p text:style-name="P10">2. Usar window.onload</text:p>
      <text:p text:style-name="P10">O evento window.onload é disparado quando toda a página (incluindo recursos como imagens e scripts) foi carregada.</text:p>
      <text:p text:style-name="P10"/>
      <text:p text:style-name="P10">window.onload = function() {</text:p>
      <text:p text:style-name="P10"><text:s text:c="4"/>// Seu código aqui</text:p>
      <text:p text:style-name="P10"><text:s text:c="4"/>console.log('Página completamente carregada');</text:p>
      <text:p text:style-name="P10">};</text:p>
      <text:p text:style-name="P10"/>
      <text:p text:style-name="P10">3. Usar defer no Script</text:p>
      <text:p text:style-name="P10">Se você está incluindo scripts externos, você pode usar o atributo defer na tag &lt;script&gt;. Isso faz com que o script seja executado apenas após o HTML ter sido analisado.</text:p>
      <text:p text:style-name="P10">&lt;script src="seu-script.js" defer&gt;&lt;/script&gt;</text:p>
      <text:p text:style-name="P10"/>
      <text:p text:style-name="P10"/>
      <text:p text:style-name="P10"/>
      <text:p text:style-name="P10">4. Usar async no Script</text:p>
      <text:p text:style-name="P10">O atributo async faz com que o script seja executado assim que estiver disponível, sem bloquear a renderização do HTML. Isso pode ser útil para scripts que não dependem do DOM.</text:p>
      <text:p text:style-name="P10">&lt;script src="seu-script.js" async&gt;&lt;/script&gt;</text:p>
      <text:p text:style-name="P10"/>
      <text:p text:style-name="P10">5. Usar setTimeout ou setInterval para Verificar a Existência de Elementos</text:p>
      <text:p text:style-name="P10">Se você precisa garantir que um elemento específico esteja presente antes de executar o código, você pode usar setTimeout ou setInterval para verificar periodicamente se o elemento foi carregado.</text:p>
      <text:p text:style-name="P10">function waitForElement(selector, callback) {</text:p>
      <text:p text:style-name="P10"><text:s text:c="4"/>const interval = setInterval(() =&gt; {</text:p>
      <text:p text:style-name="P10"><text:s text:c="8"/>const element = document.querySelector(selector);</text:p>
      <text:p text:style-name="P10"><text:s text:c="8"/>if (element) {</text:p>
      <text:p text:style-name="P10"><text:s text:c="12"/>clearInterval(interval);</text:p>
      <text:p text:style-name="P10"><text:s text:c="12"/>callback(element);</text:p>
      <text:p text:style-name="P10"><text:s text:c="8"/>}</text:p>
      <text:p text:style-name="P10"><text:s text:c="4"/>}, 100); // Verifica a cada 100ms</text:p>
      <text:p text:style-name="P10">}</text:p>
      <text:p text:style-name="P10"/>
      <text:p text:style-name="P10">waitForElement('#meuElemento', function(element) {</text:p>
      <text:p text:style-name="P10"><text:s text:c="4"/>// Seu código aqui</text:p>
      <text:p text:style-name="P10"><text:s text:c="4"/>console.log('Elemento carregado:', element);</text:p>
      <text:p text:style-name="P10">});</text:p>
      <text:p text:style-name="P10"/>
      <text:p text:style-name="P10">6. Usar MutationObserver</text:p>
      <text:p text:style-name="P10">MutationObserver é uma API que permite observar mudanças no DOM, como a adição de novos elementos. Isso pode ser útil para detectar quando um elemento específico é adicionado ao DOM.</text:p>
      <text:p text:style-name="P10"/>
      <text:p text:style-name="P10"><text:soft-page-break/>const observer = new MutationObserver(function(mutations) {</text:p>
      <text:p text:style-name="P10"><text:s text:c="4"/>mutations.forEach(function(mutation) {</text:p>
      <text:p text:style-name="P10"><text:s text:c="8"/>if (mutation.type === 'childList') {</text:p>
      <text:p text:style-name="P10"><text:s text:c="12"/>const element = document.querySelector('#meuElemento');</text:p>
      <text:p text:style-name="P10"><text:s text:c="12"/>if (element) {</text:p>
      <text:p text:style-name="P10"><text:s text:c="16"/>// Seu código aqui</text:p>
      <text:p text:style-name="P10"><text:s text:c="16"/>console.log('Elemento adicionado:', element);</text:p>
      <text:p text:style-name="P10"><text:s text:c="16"/>observer.disconnect(); // Para de observar após encontrar o elemento</text:p>
      <text:p text:style-name="P10"><text:s text:c="12"/>}</text:p>
      <text:p text:style-name="P10"><text:s text:c="8"/>}</text:p>
      <text:p text:style-name="P10"><text:s text:c="4"/>});</text:p>
      <text:p text:style-name="P10">});</text:p>
      <text:p text:style-name="P10"/>
      <text:p text:style-name="P10">observer.observe(document.body, { childList: true, subtree: true });</text:p>
      <text:p text:style-name="P10"/>
      <text:p text:style-name="P12"/>
      <text:p text:style-name="P12">let limites = [</text:p>
      <text:p text:style-name="P12"><text:s text:c="2"/>{ div: imgs_anun, arraste: meio, limite: fim_anun },</text:p>
      <text:p text:style-name="P12"><text:s text:c="2"/>{ div: secoes, arraste: 0, limite: fim_sections },</text:p>
      <text:p text:style-name="P12"><text:s text:c="2"/>{ div: promos, arraste: 0, limite: fim_promos }</text:p>
      <text:p text:style-name="P12">];</text:p>
      <text:p text:style-name="P12"/>
      <text:p text:style-name="P12"/>
      <text:p text:style-name="P12"/>
      <text:p text:style-name="P12"/>
      <text:p text:style-name="P12">function alterarObjeto(obj) {</text:p>
      <text:p text:style-name="P12"><text:s text:c="4"/>obj.propriedade = "novo valor";</text:p>
      <text:p text:style-name="P12">}</text:p>
      <text:p text:style-name="P12"/>
      <text:p text:style-name="P12">let meuObjeto = { propriedade: "valor original" };</text:p>
      <text:p text:style-name="P12">alterarObjeto(meuObjeto);</text:p>
      <text:p text:style-name="P12">console.log(meuObjeto.propriedade);</text:p>
      <text:p text:style-name="P12"/>
      <text:p text:style-name="P12"/>
      <text:p text:style-name="P12"/>
      <text:p text:style-name="P13">Adicionando Evento</text:p>
      <text:p text:style-name="P14">item.div.addEventListener('mousedown', (e) =&gt; iniciarArraste(<text:span text:style-name="T7">limites</text:span>));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10:25:33.761000000</meta:creation-date>
    <dc:date>2025-03-04T12:54:18.008000000</dc:date>
    <meta:editing-duration>PT10H14M8S</meta:editing-duration>
    <meta:editing-cycles>18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94" meta:word-count="611" meta:character-count="4550" meta:non-whitespace-character-count="3755"/>
  </office:meta>
</office:document-meta>
</file>